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10C000000D68A45986B.eps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draw:shadow="visible" draw:shadow-offset-x="0.1cm" draw:shadow-offset-y="0.1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-color="#b3b3b3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width="0.05cm" draw:marker-start-width="0.38cm" draw:marker-end-width="0.38cm" draw:fill-color="#ffffff" draw:opacity="0%" draw:textarea-horizontal-align="justify" draw:textarea-vertical-align="middle" draw:auto-grow-height="false" fo:padding-top="0.15cm" fo:padding-bottom="0.15cm" fo:padding-left="0.275cm" fo:padding-right="0.275cm" draw:shadow-opacity="0%"/>
    </style:style>
    <style:style style:name="gr8" style:family="graphic" style:parent-style-name="standard">
      <style:graphic-properties draw:marker-end="Arrow" draw:marker-end-width="0.25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2pt"/>
    </style:style>
    <style:style style:name="P4" style:family="paragraph">
      <style:paragraph-properties fo:margin-left="0cm" fo:margin-right="0cm" fo:text-align="center" fo:text-indent="0cm"/>
      <style:text-properties fo:font-size="12pt"/>
    </style:style>
    <style:style style:name="P5" style:family="paragraph">
      <style:paragraph-properties fo:text-align="center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3cm" svg:height="3.5cm" svg:x="13.8cm" svg:y="7.5cm">
          <text:p text:style-name="P2"/>
          <draw:enhanced-geometry svg:viewBox="0 0 21600 21600" draw:extrusion="false" draw:type="rectangle" draw:enhanced-path="M 0 0 L 21600 0 21600 21600 0 21600 0 0 Z N"/>
        </draw:custom-shape>
        <draw:custom-shape draw:style-name="gr2" draw:text-style-name="P1" draw:layer="layout" svg:width="3cm" svg:height="2.7cm" svg:x="10.6cm" svg:y="7.8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.5cm" svg:x="10.5cm" svg:y="7.5cm">
          <text:p text:style-name="P2"/>
          <draw:enhanced-geometry svg:viewBox="0 0 21600 21600" draw:extrusion="false" draw:type="rectangle" draw:enhanced-path="M 0 0 L 21600 0 21600 21600 0 21600 0 0 Z N"/>
        </draw:custom-shape>
        <draw:custom-shape draw:style-name="gr3" draw:text-style-name="P1" draw:layer="layout" svg:width="2.5cm" svg:height="0.5cm" svg:x="10.75cm" svg:y="9cm">
          <text:p text:style-name="P2"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8.85cm" svg:height="7.07cm" svg:x="1.1cm" svg:y="4.052cm">
          <draw:image xlink:href="Pictures/200000020000010C000000D68A45986B.eps" xlink:type="simple" xlink:show="embed" xlink:actuate="onLoad">
            <text:p text:style-name="P2"/>
          </draw:image>
        </draw:frame>
        <draw:custom-shape draw:style-name="gr5" draw:text-style-name="P1" draw:layer="layout" svg:width="2.5cm" svg:height="0.8cm" svg:x="10.75cm" svg:y="9.7cm">
          <text:p text:style-name="P2"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cm" svg:height="0.5cm" svg:x="14.05cm" svg:y="10cm">
          <text:p text:style-name="P2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cm" svg:height="0.8cm" svg:x="14.05cm" svg:y="9cm">
          <text:p text:style-name="P2"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8.765cm" svg:height="0.729cm" svg:x="9.5cm" svg:y="6.7cm">
          <draw:text-box>
            <text:p text:style-name="P2"><text:span text:style-name="T1">Scenarios affected by Register Type feature</text:span></text:p>
          </draw:text-box>
        </draw:frame>
        <draw:frame draw:style-name="gr6" draw:text-style-name="P5" draw:layer="layout" svg:width="2.907cm" svg:height="1.207cm" svg:x="10.593cm" svg:y="7.493cm">
          <draw:text-box>
            <text:p text:style-name="P4"><text:span text:style-name="T1">Register</text:span></text:p>
            <text:p text:style-name="P4"><text:span text:style-name="T1">as Customer</text:span></text:p>
          </draw:text-box>
        </draw:frame>
        <draw:frame draw:style-name="gr6" draw:text-style-name="P5" draw:layer="layout" svg:width="1.543cm" svg:height="0.729cm" svg:x="13.794cm" svg:y="7.494cm">
          <draw:text-box>
            <text:p text:style-name="P4"><text:span text:style-name="T1">Login</text:span></text:p>
          </draw:text-box>
        </draw:frame>
        <draw:custom-shape draw:style-name="gr7" draw:text-style-name="P1" draw:layer="layout" svg:width="3.8cm" svg:height="0.6cm" svg:x="3.6cm" svg:y="8.2cm">
          <text:p text:style-name="P2"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7.5cm" svg:y1="8.5cm" svg:x2="10cm" svg:y2="8.5cm"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2$Unix OpenOffice.org_project/680m18$Build-9161</meta:generator>
    <meta:creation-date>2007-12-12T22:02:58</meta:creation-date>
    <dc:date>2007-12-12T22:37:21</dc:date>
    <dc:language>en-US</dc:language>
    <meta:editing-cycles>2</meta:editing-cycles>
    <meta:editing-duration>PT2M29S</meta:editing-duration>
    <meta:user-defined meta:name="Info 1"/>
    <meta:user-defined meta:name="Info 2"/>
    <meta:user-defined meta:name="Info 3"/>
    <meta:user-defined meta:name="Info 4"/>
    <meta:document-statistic meta:object-count="13"/>
  </office:meta>
</office:document-meta>
</file>